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in" fo:margin-right="0.0626in" fo:text-align="justify" style:justify-single-word="false" fo:text-indent="-1in" style:auto-text-indent="false"/>
    </style:style>
    <style:style style:name="P3"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4"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5"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6" style:family="paragraph" style:parent-style-name="Standard">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0"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1"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2"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3"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4"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7"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8" style:family="paragraph" style:parent-style-name="Standard">
      <style:text-properties style:font-name="LM Mono Prop 102" fo:font-size="6pt" style:font-size-asian="6pt" style:font-name-complex="Times New Roman1" style:font-size-complex="6pt"/>
    </style:style>
    <style:style style:name="P19"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20"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1"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2" style:family="paragraph" style:parent-style-name="Standard">
      <style:paragraph-properties>
        <style:tab-stops>
          <style:tab-stop style:position="1in"/>
          <style:tab-stop style:position="7.3752in" style:type="right"/>
        </style:tab-stops>
      </style:paragraph-properties>
    </style:style>
    <style:style style:name="P23" style:family="paragraph" style:parent-style-name="Standard">
      <style:paragraph-properties>
        <style:tab-stops>
          <style:tab-stop style:position="0.0626in"/>
          <style:tab-stop style:position="1in"/>
          <style:tab-stop style:position="7.3752in" style:type="right"/>
        </style:tab-stops>
      </style:paragraph-properties>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1in"/>
          <style:tab-stop style:position="7.5in" style:type="right"/>
        </style:tab-stops>
      </style:paragraph-properties>
    </style:style>
    <style:style style:name="P26" style:family="paragraph" style:parent-style-name="Standard">
      <style:paragraph-properties>
        <style:tab-stops>
          <style:tab-stop style:position="0.0626in"/>
          <style:tab-stop style:position="1in"/>
        </style:tab-stops>
      </style:paragraph-properties>
    </style:style>
    <style:style style:name="P27" style:family="paragraph" style:parent-style-name="Standard">
      <style:paragraph-properties>
        <style:tab-stops>
          <style:tab-stop style:position="0.1252in"/>
          <style:tab-stop style:position="1in"/>
          <style:tab-stop style:position="7.5in" style:type="right"/>
        </style:tab-stops>
      </style:paragraph-properties>
    </style:style>
    <style:style style:name="P28" style:family="paragraph" style:parent-style-name="Standard">
      <style:paragraph-properties fo:text-align="center" style:justify-single-word="false"/>
      <style:text-properties fo:color="#595959" loext:opacity="100%" style:font-name="LM Mono Prop 102" fo:font-size="13pt" fo:font-weight="bold" style:font-size-asian="13pt" style:font-weight-asian="bold" style:font-name-complex="Times New Roman1" style:font-size-complex="13pt" style:font-weight-complex="bold"/>
    </style:style>
    <style:style style:name="P29" style:family="paragraph" style:parent-style-name="Standard">
      <style:paragraph-properties fo:text-align="center" style:justify-single-word="false"/>
      <style:text-properties fo:color="#000000" loext:opacity="100%" style:font-name="LM Mono Prop 102" fo:font-size="8.5pt" style:font-size-asian="8.5pt" style:font-name-complex="Times New Roman1" style:font-size-complex="8.5pt"/>
    </style:style>
    <style:style style:name="P30"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31"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3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3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style:font-name="LM Mono Prop 102" fo:font-size="9pt" style:font-size-asian="9pt" style:font-name-complex="Times New Roman1" style:font-size-complex="9pt"/>
    </style:style>
    <style:style style:name="T10" style:family="text">
      <style:text-properties style:font-name="LM Mono Prop 102" fo:font-size="9pt" officeooo:rsid="001cf0ad" style:font-size-asian="9pt" style:font-name-complex="Times New Roman1" style:font-size-complex="9pt"/>
    </style:style>
    <style:style style:name="T11" style:family="text">
      <style:text-properties style:font-name="LM Mono Prop 102" fo:font-size="9pt" officeooo:rsid="00212502" style:font-size-asian="9pt" style:font-name-complex="Times New Roman1" style:font-size-complex="9pt"/>
    </style:style>
    <style:style style:name="T12" style:family="text">
      <style:text-properties style:font-name="LM Mono Prop 102" fo:font-size="9pt" officeooo:rsid="0024f030" style:font-size-asian="9pt" style:font-name-complex="Times New Roman1" style:font-size-complex="9pt"/>
    </style:style>
    <style:style style:name="T13" style:family="text">
      <style:text-properties style:font-name="LM Mono Prop 102" fo:font-size="9pt" officeooo:rsid="002b2e10" style:font-size-asian="9pt" style:font-name-complex="Times New Roman1" style:font-size-complex="9pt"/>
    </style:style>
    <style:style style:name="T14" style:family="text">
      <style:text-properties style:font-name="LM Mono Prop 102" fo:font-size="9pt" officeooo:rsid="002d97e2" style:font-size-asian="9pt" style:font-name-complex="Times New Roman1" style:font-size-complex="9pt"/>
    </style:style>
    <style:style style:name="T15" style:family="text">
      <style:text-properties style:font-name="LM Mono Prop 102" fo:font-size="9pt" officeooo:rsid="002f92e5" style:font-size-asian="9pt" style:font-name-complex="Times New Roman1" style:font-size-complex="9pt"/>
    </style:style>
    <style:style style:name="T16" style:family="text">
      <style:text-properties style:font-name="LM Mono Prop 102" fo:font-size="9pt" officeooo:rsid="00326171" style:font-size-asian="9pt" style:font-name-complex="Times New Roman1" style:font-size-complex="9pt"/>
    </style:style>
    <style:style style:name="T17" style:family="text">
      <style:text-properties style:font-name="LM Mono Prop 102" fo:font-size="9pt" officeooo:rsid="0033352e" style:font-size-asian="9pt" style:font-name-complex="Times New Roman1" style:font-size-complex="9pt"/>
    </style:style>
    <style:style style:name="T18" style:family="text">
      <style:text-properties style:font-name="LM Mono Prop 102" fo:font-size="9pt" officeooo:rsid="00337911" style:font-size-asian="9pt" style:font-name-complex="Times New Roman1" style:font-size-complex="9pt"/>
    </style:style>
    <style:style style:name="T19" style:family="text">
      <style:text-properties style:font-name="LM Mono Prop 102" fo:font-size="9pt" officeooo:rsid="003529ea" style:font-size-asian="9pt" style:font-name-complex="Times New Roman1" style:font-size-complex="9pt"/>
    </style:style>
    <style:style style:name="T20" style:family="text">
      <style:text-properties style:font-name="LM Mono Prop 102" fo:font-size="9pt" officeooo:rsid="003a0b17" style:font-size-asian="9pt" style:font-name-complex="Times New Roman1" style:font-size-complex="9pt"/>
    </style:style>
    <style:style style:name="T21" style:family="text">
      <style:text-properties style:font-name="LM Mono Prop 102" fo:font-size="9pt" fo:font-weight="normal" style:font-size-asian="9pt" style:font-weight-asian="normal" style:font-name-complex="Times New Roman1" style:font-size-complex="9pt"/>
    </style:style>
    <style:style style:name="T22" style:family="text">
      <style:text-properties style:font-name="LM Mono Prop 102" fo:font-size="9pt" fo:font-style="italic" style:font-size-asian="9pt" style:font-style-asian="italic" style:font-name-complex="Times New Roman1" style:font-size-complex="9pt" style:font-style-complex="italic"/>
    </style:style>
    <style:style style:name="T23" style:family="text">
      <style:text-properties fo:color="#00c0ff" loext:opacity="100%" style:font-name="LM Mono Prop 102" fo:font-size="9pt" style:font-size-asian="9pt" style:font-name-complex="Times New Roman1" style:font-size-complex="9pt"/>
    </style:style>
    <style:style style:name="T24"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5" style:family="text">
      <style:text-properties fo:color="#404040" loext:opacity="100%" style:font-name="LM Mono Prop 102" fo:font-size="9pt" fo:font-weight="bold" style:font-size-asian="9pt" style:font-weight-asian="bold" style:font-name-complex="Times New Roman1" style:font-size-complex="9pt"/>
    </style:style>
    <style:style style:name="T26" style:family="text">
      <style:text-properties fo:color="#404040" loext:opacity="100%" style:font-name="LM Mono Prop 102" fo:font-size="9pt" fo:font-weight="normal" style:font-size-asian="9pt" style:font-weight-asian="normal" style:font-name-complex="Times New Roman1" style:font-size-complex="9pt"/>
    </style:style>
    <style:style style:name="T27" style:family="text">
      <style:text-properties fo:color="#404040" loext:opacity="100%" fo:font-weight="bold" style:font-weight-asian="bold" style:font-weight-complex="normal"/>
    </style:style>
    <style:style style:name="T28"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9" style:family="text">
      <style:text-properties officeooo:rsid="001cf0ad"/>
    </style:style>
    <style:style style:name="T30" style:family="text">
      <style:text-properties officeooo:rsid="001ea073"/>
    </style:style>
    <style:style style:name="T31" style:family="text">
      <style:text-properties style:font-name="LM Mono Prop 101" fo:font-size="9pt" style:font-size-asian="9pt" style:font-name-complex="Times New Roman1" style:font-size-complex="9pt"/>
    </style:style>
    <style:style style:name="T32" style:family="text">
      <style:text-properties officeooo:rsid="0023194a"/>
    </style:style>
    <style:style style:name="T33" style:family="text">
      <style:text-properties officeooo:rsid="0025e054"/>
    </style:style>
    <style:style style:name="T34" style:family="text">
      <style:text-properties officeooo:rsid="0037b37b"/>
    </style:style>
    <style:style style:name="T35" style:family="text">
      <style:text-properties officeooo:rsid="003994f9"/>
    </style:style>
    <style:style style:name="T36" style:family="text">
      <style:text-properties officeooo:rsid="003a0b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uane Edmonds</text:p>
      <text:p text:style-name="P20"/>
      <text:p text:style-name="P29">2208 Carroll Street #102</text:p>
      <text:p text:style-name="P29">Oakland, California 94606</text:p>
      <text:p text:style-name="P29">510-393-4416</text:p>
      <text:p text:style-name="P21"><text:span text:style-name="T4"><text:tab/></text:span><text:a xlink:type="simple" xlink:href="mailto:duane.edmonds@gmail.com" office:target-frame-name="mailto:duane.edmonds@gmail.com" xlink:show="replace" text:style-name="Internet_20_link" text:visited-style-name="Visited_20_Internet_20_Link"><text:span text:style-name="Internet_20_link"><text:span text:style-name="T4">duane.edmonds@gmail.com</text:span></text:span></text:a><text:span text:style-name="T4"><text:tab/></text:span><text:a xlink:type="simple" xlink:href="http://dedmonds.co/" text:style-name="Internet_20_link" text:visited-style-name="Visited_20_Internet_20_Link"><text:span text:style-name="Internet_20_link"><text:span text:style-name="T4">dedmonds.co</text:span></text:span></text:a><text:span text:style-name="T1"><text:tab/></text:span><text:a xlink:type="simple" xlink:href="https://github.com/usefulmove/" text:style-name="Internet_20_link" text:visited-style-name="Visited_20_Internet_20_Link"><text:span text:style-name="Internet_20_link"><text:span text:style-name="T4">github.com/usefulmove</text:span></text:span></text:a></text:p>
      <text:p text:style-name="P11"><text:tab/></text:p>
      <text:p text:style-name="P5"/>
      <text:p text:style-name="P2"><text:span text:style-name="T5">STATEMENT</text:span><text:span text:style-name="T9"><text:tab/></text:span><text:span text:style-name="T31">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7"/>
      <text:p text:style-name="P22"><text:span text:style-name="T5">EXPERIENCE</text:span><text:span text:style-name="T23"><text:tab/></text:span><text:span text:style-name="T24">SummerBio</text:span><text:span text:style-name="T9"><text:tab/></text:span><text:span text:style-name="T6">Menlo Park, California</text:span></text:p>
      <text:p text:style-name="P3"><text:span text:style-name="T3"><text:tab/>1/2022 – 8/2022<text:tab/></text:span><text:span text:style-name="T25">Vice President, Engineering</text:span></text:p>
      <text:list text:style-name="WWNum1">
        <text:list-item>
          <text:p text:style-name="P32">Accountable for automation robotics <text:span text:style-name="T29">engineering</text:span>, cloud computing, <text:span text:style-name="T29">and </text:span>laboratory information management system (LIMS) <text:span text:style-name="T29">development,</text:span> <text:span text:style-name="T29">as well as</text:span> program management on a team committed to making a difference in fast-turnaround, high-availability, high-throughput SARS-CoV-2 (COVID-19) qRT-PCR (quantitative reverse transcription PCR) clinical diagnostics</text:p>
        </text:list-item>
        <text:list-item>
          <text:p text:style-name="P32"><text:span text:style-name="T30">E</text:span>stablish<text:span text:style-name="T30">ed</text:span> engineering <text:span text:style-name="T29">and program </text:span>development standards, processes and tools</text:p>
        </text:list-item>
        <text:list-item>
          <text:p text:style-name="P32">Guided data-driven enhancements in assay efficiency, test capacity, lab capability and efficiency, uptime, consistency and reliability in California’s highest-volume, CLIA-certified PCR laboratory (128,000 client samples tested <text:span text:style-name="T34">with</text:span><text:span text:style-name="T33">in</text:span><text:span text:style-name="T34"> </text:span>24 hour<text:span text:style-name="T34">s</text:span>)</text:p>
        </text:list-item>
      </text:list>
      <text:p text:style-name="P30"/>
      <text:p text:style-name="P8"/>
      <text:p text:style-name="P3"><text:span text:style-name="T3"><text:tab/>8/2021 – 1/2022<text:tab/></text:span><text:span text:style-name="T25">Director, Automation Engineering</text:span></text:p>
      <text:list text:continue-numbering="true" text:style-name="WWNum1">
        <text:list-item>
          <text:p text:style-name="P32">Increased overall capacity by 30% through the systematic identification and implementation of assay, process, and automation improvements</text:p>
        </text:list-item>
        <text:list-item>
          <text:p text:style-name="P32">Managed the development, implementation, verification and assay validation of a variable-ratio, high-throughput automated sample pooling system</text:p>
        </text:list-item>
      </text:list>
      <text:p text:style-name="P8"/>
      <text:p text:style-name="P23"><text:span text:style-name="T3"><text:tab/>9/2020 – 7/2021<text:tab/></text:span><text:span text:style-name="T24">Johnson &amp; Johnson</text:span><text:span text:style-name="T28"><text:tab/></text:span><text:span text:style-name="T6">Santa Clara, California</text:span></text:p>
      <text:p text:style-name="P3"><text:span text:style-name="T9"><text:tab/><text:tab/></text:span><text:span text:style-name="T25">Program Manager, Robotics &amp; Digital Solutions</text:span><text:span text:style-name="T26">, Advanced Development</text:span></text:p>
      <text:list text:continue-numbering="true" text:style-name="WWNum1">
        <text:list-item>
          <text:p text:style-name="P32">Managed multiple cross-functional teams in the design and development of the Ottava surgical robotic system (robot-assisted surgery)</text:p>
        </text:list-item>
        <text:list-item>
          <text:p text:style-name="P32">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8"/>
      <text:p text:style-name="P23"><text:span text:style-name="T3"><text:tab/>3/2015 – 9/2019<text:tab/></text:span><text:span text:style-name="T24">Ekso Bionics</text:span><text:span text:style-name="T9"><text:tab/></text:span><text:span text:style-name="T6">Richmond, California</text:span></text:p>
      <text:p text:style-name="P3"><text:span text:style-name="T9"><text:tab/><text:tab/></text:span><text:span text:style-name="T25">Director, R&amp;D and Compliance – Director, Medical Products and Systems</text:span></text:p>
      <text:list text:continue-numbering="true" text:style-name="WWNum1">
        <text:list-item>
          <text:p text:style-name="P32">Accountable for medical device product development, product lifecycle processes, design controls, verification, product and process validation, risk management, and customer complaint handling activities and processes</text:p>
        </text:list-item>
        <text:list-item>
          <text:p text:style-name="P32">Program Manager for medical device product development</text:p>
        </text:list-item>
        <text:list-item>
          <text:p text:style-name="P32">Responsible for product adherence to and consistency with the Quality Management System (QMS)</text:p>
        </text:list-item>
        <text:list-item>
          <text:p text:style-name="P32">Quality Council – Coordinated cross-company efforts to improve processes (effectiveness and efficiency), product quality and device reliability using data from post-market surveillance activities</text:p>
        </text:list-item>
        <text:list-item>
          <text:p text:style-name="P32">Developed and implemented company-wide risk management processes</text:p>
        </text:list-item>
        <text:list-item>
          <text:p text:style-name="P32">Coordinated the preparation of Clinical Evaluation Reports (CERs) to support products in the European Union and authored a Clinical Evaluation standard operating procedure (SOP)</text:p>
        </text:list-item>
        <text:list-item>
          <text:p text:style-name="P32">Responsible for global adverse event monitoring and reporting</text:p>
        </text:list-item>
        <text:list-item>
          <text:p text:style-name="P32">Developed a complaint handling system and complaint database to enable data-driven analysis and enable process improvements</text:p>
        </text:list-item>
        <text:list-item>
          <text:p text:style-name="P32"><text:bookmark-start text:name="OLE_LINK1"/><text:bookmark-start text:name="OLE_LINK2"/>Performed customer complaints data analysis and identified performance improvement opportunities</text:p>
        </text:list-item>
        <text:list-item>
          <text:p text:style-name="P32">Managed the R&amp;D budget in a dynamic environment and provided consistent, detailed reporting on projections vs actuals, working intimately with accounting and executive teams</text:p>
        </text:list-item>
        <text:list-item>
          <text:p text:style-name="P33"><text:span text:style-name="T35">US</text:span> Patent US10694948B2 – Methods of exoskeleton communication and control (published 2020-06-30)<text:bookmark-end text:name="OLE_LINK2"/><text:bookmark-end text:name="OLE_LINK1"/></text:p>
        </text:list-item>
      </text:list>
      <text:p text:style-name="P4"><text:span text:style-name="T3"><text:tab/>6/2011 – 3/2015<text:tab/></text:span><text:span text:style-name="T25">Director, Software Engineering</text:span></text:p>
      <text:list text:continue-numbering="true" text:style-name="WWNum1">
        <text:list-item>
          <text:p text:style-name="P32">Led a strong team of Software &amp; Controls Engineers and Embedded Systems Engineers responsible for design, development, and testing of software for all medical products</text:p>
        </text:list-item>
        <text:list-item>
          <text:p text:style-name="P32">Responsible for creating, maintaining, and communicating the company’s medical device software development processes (e.g., coding standards, code reviews, testing and release processes)</text:p>
        </text:list-item>
        <text:list-item>
          <text:p text:style-name="P32">Developed standard processes for software development, risk management, and human subject testing</text:p>
        </text:list-item>
        <text:list-item>
          <text:p text:style-name="P32">Served on review board for product stage and phase gate reviews, accountable for approval of product safety and effectiveness, development stage progress, design outputs and documentation</text:p>
        </text:list-item>
      </text:list>
      <text:p text:style-name="P6"/>
      <text:p text:style-name="P3"><text:span text:style-name="T3"><text:tab/>7/2009 – 3/2012<text:tab/></text:span><text:span text:style-name="T25">Program Manager</text:span></text:p>
      <text:p text:style-name="P14"><text:tab/><text:tab/><text:span text:style-name="T27">EksoNR</text:span> (Class II medical robotic exoskeleton)</text:p>
      <text:list text:continue-numbering="true" text:style-name="WWNum1">
        <text:list-item>
          <text:p text:style-name="P32">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32">Guided the program stage-gated product development process through requirements generation, hazard analysis, risk assessment and mitigation, verification and validation, and design transfer into production</text:p>
        </text:list-item>
        <text:list-item>
          <text:p text:style-name="P32">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32">Obtained device CE certification enabling access to the European Union market 3 months after <text:span text:style-name="T36">US</text:span> release; developed and packaged Technical Documentation and supported review by Notified Body</text:p>
        </text:list-item>
      </text:list>
      <text:p text:style-name="P9"/>
      <text:p text:style-name="P15"><text:tab/><text:tab/><text:span text:style-name="T27">Human Unified Load Carrier</text:span> (HULC)</text:p>
      <text:list text:continue-numbering="true" text:style-name="WWNum1">
        <text:list-item>
          <text:p text:style-name="P32">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32">Coordinated development, procurement, and build efforts between engineering, procurement, and production teams in Orlando, Florida (Lockheed Martin) and Berkeley, California</text:p>
        </text:list-item>
        <text:list-item>
          <text:p text:style-name="P32">Reported detailed, monthly cost and performance progress using Earned Value Management (EVM)</text:p>
        </text:list-item>
      </text:list>
      <text:p text:style-name="P6"/>
      <text:p text:style-name="P23"><text:span text:style-name="T3"><text:tab/>10/2006 – 7/2009<text:tab/></text:span><text:span text:style-name="T24">Agilent Technologies </text:span><text:span text:style-name="T7">(acquired Velocity11 in 2008)</text:span><text:span text:style-name="T9"><text:tab/></text:span><text:span text:style-name="T6">Santa Clara, California</text:span></text:p>
      <text:p text:style-name="P3"><text:span text:style-name="T9"><text:tab/><text:tab/></text:span><text:span text:style-name="T25">R&amp;D Hardware and Systems Engineer</text:span><text:span text:style-name="T21">,</text:span><text:span text:style-name="T9"> Agilent Automation Solutions</text:span></text:p>
      <text:list text:continue-numbering="true" text:style-name="WWNum1">
        <text:list-item>
          <text:p text:style-name="P32">Responsible for <text:span text:style-name="T32">the development of</text:span> a 5-axis direct-drive, microplate-<text:span text:style-name="T35">handling</text:span> <text:span text:style-name="T35">robot arm</text:span> (DDR) from <text:span text:style-name="T32">initial</text:span> <text:span text:style-name="T32">concept </text:span>feasibility exploration <text:span text:style-name="T32">in</text:span>to <text:span text:style-name="T32">full</text:span> production</text:p>
        </text:list-item>
        <text:list-item>
          <text:p text:style-name="P32">Developed multi-threaded embedded software for a multi-axis embedded motion controller, including path planning, a custom low-level diagnostic interface, scheduler, system monitor, and exception handling</text:p>
        </text:list-item>
        <text:list-item>
          <text:p text:style-name="P32">Accountable for performance optimization</text:p>
        </text:list-item>
        <text:list-item>
          <text:p text:style-name="P32">Designed parameterized path planning and trajectory algorithm to coordinate motion on a 3-axis microplate handling system, including collision avoidance</text:p>
        </text:list-item>
        <text:list-item>
          <text:p text:style-name="P32">Designed and implemented unit testing framework</text:p>
        </text:list-item>
        <text:list-item>
          <text:p text:style-name="P32">Developed rich, diagnostic command line interface that aided troubleshooting and decreased downtime</text:p>
        </text:list-item>
      </text:list>
      <text:p text:style-name="P6"/>
      <text:p text:style-name="P23"><text:span text:style-name="T3"><text:s/><text:tab/>9/1999 – 10/2006<text:tab/></text:span><text:span text:style-name="T24">Berkeley Process Control</text:span><text:span text:style-name="T9"><text:tab/></text:span><text:span text:style-name="T6">Richmond, California</text:span></text:p>
      <text:p text:style-name="P3"><text:span text:style-name="T9"><text:tab/></text:span><text:span text:style-name="T25"><text:tab/>Project Manager and Controls Engineer</text:span></text:p>
      <text:list text:continue-numbering="true" text:style-name="WWNum1">
        <text:list-item>
          <text:p text:style-name="P32">Project Manager for various semiconductor wafer handling and robotics development projects</text:p>
        </text:list-item>
      </text:list>
      <text:p text:style-name="P31"><text:tab/>-<text:tab/>Guided <text:span text:style-name="T29">engineering</text:span> development, procurement, and production</text:p>
      <text:p text:style-name="P31"><text:tab/>-<text:tab/>Tracked development effort and material costs</text:p>
      <text:p text:style-name="P31"><text:tab/>-<text:tab/>Negotiated equipment acceptance definitions</text:p>
      <text:list text:continue-numbering="true" text:style-name="WWNum1">
        <text:list-item>
          <text:p text:style-name="P32">Controls Systems Lead for design and development of motion control system software</text:p>
        </text:list-item>
      </text:list>
      <text:p text:style-name="P31"><text:tab/>-<text:tab/>Designed control software for multi-axis coordinated motion, error handling, and user interfaces</text:p>
      <text:p text:style-name="P31"><text:tab/>-<text:tab/>Developed robust and automatic, machine-to-machine calibration (autocalibration) algorithms</text:p>
      <text:p text:style-name="P31"><text:tab/>-<text:tab/>Designed a light, custom and secure communication protocol with validated data integrity</text:p>
      <text:list text:continue-numbering="true" text:style-name="WWNum1">
        <text:list-item>
          <text:p text:style-name="P32">Developed an algorithm that allows the exact specification and control to a non-radial, linear point-to-point path and motion profile for 200mm and 300mm wafer handling robotic arm</text:p>
        </text:list-item>
        <text:list-item>
          <text:p text:style-name="P32">Designed and developed a control scheme for a pneumatic servo system (accurate position control of an instrumented pneumatic cylinder) involving control hardware selection and software design</text:p>
        </text:list-item>
      </text:list>
      <text:p text:style-name="P24"><text:span text:style-name="T3"><text:tab/>11/1997 – 8/1998<text:tab/></text:span><text:span text:style-name="T24">Vibration Control and Electromagnetics Laboratory</text:span><text:span text:style-name="T9"><text:tab/></text:span><text:span text:style-name="T6">College Station, Texas</text:span></text:p>
      <text:p text:style-name="P16"><text:tab/><text:tab/>Research Assistant – Advisor: Dr. Alan B. Palazzolo</text:p>
      <text:p text:style-name="P13"><text:tab/>Fuzzy Logic Expert System Control of Magnetic Bearings on High-Energy Energy Storage Flywheels</text:p>
      <text:p text:style-name="P10"/>
      <text:p text:style-name="P2"><text:span text:style-name="T5">STANDARDS</text:span><text:span text:style-name="T9"><text:tab/>21 CFR 820 (QSR), Medical Device Directive 93/42/EEC, ISO 13485 (QMS), IEC 62304 (Software Development), ISO 14971 (Risk), IEC 60601-1 (Safety/Essential Performance), MEDDEV 2.7/1 (Clinical Eval</text:span><text:span text:style-name="T10">uation</text:span><text:span text:style-name="T9">), HIPAA</text:span></text:p>
      <text:p text:style-name="P6"/>
      <text:p text:style-name="P2"><text:span text:style-name="T5">STRENGTHS</text:span><text:span text:style-name="T9"><text:tab/>Objectives &amp; Key Results (OKRs), </text:span><text:span text:style-name="T17">medical device development (design controls, risk management, requirements management),</text:span><text:span text:style-name="T9"> program </text:span><text:span text:style-name="T10">and project</text:span><text:span text:style-name="T9"> management (Microsoft Project, Smartsheet), agile </text:span><text:span text:style-name="T13">software </text:span><text:span text:style-name="T9">development (Kanban, Scrum, Jira, </text:span><text:span text:style-name="T11">Test </text:span><text:span text:style-name="T17">Driven</text:span><text:span text:style-name="T11"> Development</text:span><text:span text:style-name="T9">), embedded </text:span><text:span text:style-name="T10">system</text:span><text:span text:style-name="T9"> development (C, </text:span><text:span text:style-name="T11">C++</text:span><text:span text:style-name="T9">, Linux), data analysis </text:span><text:span text:style-name="T11">and visualization</text:span><text:span text:style-name="T9"> (SQL, R, </text:span><text:span text:style-name="T16">Python, </text:span><text:span text:style-name="T10">Tidyverse</text:span><text:span text:style-name="T9">), </text:span><text:span text:style-name="T13">graphical user interface (GUI) development (JavaScript/</text:span><text:span text:style-name="T15">TypeScript</text:span><text:span text:style-name="T13">, ReactJS, Material UI)</text:span></text:p>
      <text:p text:style-name="P12"/>
      <text:p text:style-name="P2"><text:span text:style-name="T5">INTERESTS</text:span><text:span text:style-name="T9"><text:tab/>Open source </text:span><text:span text:style-name="T17">development</text:span><text:span text:style-name="T9">, data analysis and modeling, </text:span><text:span text:style-name="T12">business analytics,</text:span><text:span text:style-name="T9"> functional programming, </text:span><text:span text:style-name="T14">algorithms, </text:span><text:span text:style-name="T18">language-oriented programming, </text:span><text:span text:style-name="T16">Scheme</text:span><text:span text:style-name="T9">, </text:span><text:span text:style-name="T18">Racket, </text:span><text:span text:style-name="T10">Scala, </text:span><text:span text:style-name="T16">Clojure</text:span></text:p>
      <text:p text:style-name="P12"/>
      <text:p text:style-name="P25"><text:span text:style-name="T5">EDUCATION</text:span><text:span text:style-name="T9"><text:tab/></text:span><text:span text:style-name="T24">University of California,</text:span><text:span text:style-name="T8"> Berkeley</text:span></text:p>
      <text:p text:style-name="P26"><text:span text:style-name="T3"><text:tab/>8/1998 – 9/1999<text:tab/></text:span><text:span text:style-name="T9">Advanced Control Systems; Department of Mechanical Engineering</text:span></text:p>
      <text:p text:style-name="P16"><text:tab/><text:tab/>3.78 <text:span text:style-name="T36">GPA</text:span>; Successfully passed Preliminary Examinations for doctoral degree candidacy</text:p>
      <text:p text:style-name="P18"/>
      <text:p text:style-name="P19"><text:span text:style-name="T3"><text:tab/>8/1993 – 7/1998<text:tab/></text:span><text:span text:style-name="T24">Texas A&amp;M University,</text:span><text:span text:style-name="T8"> College Station</text:span></text:p>
      <text:p text:style-name="P17"><text:tab/><text:tab/>Bachelor of Science Degree; Department of Mechanical Engineering; Dynamics and Control Systems</text:p>
      <text:p text:style-name="P27"><text:span text:style-name="T9"><text:tab/><text:tab/>3.96 </text:span><text:span text:style-name="T20">GPR</text:span><text:span text:style-name="T9"> (major); 3.93 </text:span><text:span text:style-name="T20">GPR</text:span><text:span text:style-name="T9"> (overall); </text:span><text:span text:style-name="T22">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1</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4</meta:editing-cycles>
    <meta:creation-date>2022-04-17T00:33:00</meta:creation-date>
    <dc:date>2024-04-24T13:12:05.481810767</dc:date>
    <meta:generator>LibreOffice/7.6.5.2$Linux_X86_64 LibreOffice_project/60$Build-2</meta:generator>
    <meta:editing-duration>PT2H31M30S</meta:editing-duration>
    <meta:print-date>2023-03-04T13:52:22.427880670</meta:print-date>
    <meta:document-statistic meta:table-count="0" meta:image-count="0" meta:object-count="0" meta:page-count="3" meta:paragraph-count="80" meta:word-count="1256" meta:character-count="9766" meta:non-whitespace-character-count="8570"/>
    <meta:user-defined meta:name="Company">Ekso Bionics</meta:user-defined>
    <meta:template xlink:type="simple" xlink:actuate="onRequest" xlink:title="Normal.dotm" xlink:href=""/>
  </office:meta>
</office:document-meta>
</file>